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066cm" fo:margin-left="-0.042cm" table:align="left"/>
    </style:style>
    <style:style style:name="Tabla1.A" style:family="table-column">
      <style:table-column-properties style:column-width="4.313cm"/>
    </style:style>
    <style:style style:name="Tabla1.B" style:family="table-column">
      <style:table-column-properties style:column-width="4.233cm"/>
    </style:style>
    <style:style style:name="Tabla1.C" style:family="table-column">
      <style:table-column-properties style:column-width="4.26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D1" style:family="table-cell">
      <style:table-cell-properties fo:padding="0.097cm" fo:border="0.5pt solid #000000"/>
    </style:style>
    <style:style style:name="Tabla1.2" style:family="table-row">
      <style:table-row-properties style:min-row-height="1.392cm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D2" style:family="table-cell">
      <style:table-cell-properties fo:padding="0.097cm" fo:border-left="0.5pt solid #000000" fo:border-right="0.5pt solid #000000" fo:border-top="none" fo:border-bottom="0.5pt solid #000000"/>
    </style:style>
    <style:style style:name="Tabla1.3" style:family="table-row">
      <style:table-row-properties style:min-row-height="1.72cm"/>
    </style:style>
    <style:style style:name="Tabla1.4" style:family="table-row">
      <style:table-row-properties style:min-row-height="1.588cm"/>
    </style:style>
    <style:style style:name="Tabla1.5" style:family="table-row">
      <style:table-row-properties style:min-row-height="1.508cm"/>
    </style:style>
    <style:style style:name="Tabla1.6" style:family="table-row">
      <style:table-row-properties style:min-row-height="1.693cm"/>
    </style:style>
    <style:style style:name="P1" style:family="paragraph" style:parent-style-name="Table_20_Contents">
      <style:text-properties officeooo:rsid="00064b9a" officeooo:paragraph-rsid="00064b9a"/>
    </style:style>
    <style:style style:name="P2" style:family="paragraph" style:parent-style-name="Text_20_body">
      <style:text-properties officeooo:rsid="00069c9e" officeooo:paragraph-rsid="00069c9e"/>
    </style:style>
    <style:style style:name="P3" style:family="paragraph" style:parent-style-name="Text_20_body">
      <style:text-properties fo:font-weight="bold" officeooo:rsid="00069c9e" officeooo:paragraph-rsid="00069c9e" fo:background-color="transparent" style:font-weight-asian="bold" style:font-weight-complex="bold"/>
    </style:style>
    <style:style style:name="P4" style:family="paragraph" style:parent-style-name="Table_20_Contents">
      <style:text-properties officeooo:rsid="00064b9a" officeooo:paragraph-rsid="0008398e"/>
    </style:style>
    <style:style style:name="T1" style:family="text">
      <style:text-properties officeooo:rsid="00064b9a"/>
    </style:style>
    <style:style style:name="T2" style:family="text">
      <style:text-properties fo:background-color="#ffff00" loext:char-shading-value="0"/>
    </style:style>
    <style:style style:name="T3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text:tab/><text:tab/><text:tab/><text:tab/><text:tab/><text:span text:style-name="T2">EQUIPO ALPHA</text:span></text:p>
      <text:p text:style-name="P2">Día 7 de Noviembre del 2024</text:p>
      <text:p text:style-name="P2"/>
      <text:p text:style-name="P3">ASIGNACIÓN DE TAREAS</text:p>
      <text:p text:style-name="P2"><text:span text:style-name="T3">Samuel García</text:span> : SCRUM MASTER</text:p>
      <text:p text:style-name="P2"><text:span text:style-name="T3">Raúl Astorga </text:span>: <text:span text:style-name="T1">SELLOS GOTS</text:span></text:p>
      <text:p text:style-name="P2"><text:span text:style-name="T3">Ángel Montiel</text:span> : S<text:span text:style-name="T1">ELLOS AITEX</text:span></text:p>
      <text:p text:style-name="P2"><text:span text:style-name="T3">Paula López</text:span> : SELLOS BLUESIG</text:p>
      <text:p text:style-name="P2"><text:span text:style-name="T3">Rafael Rosado</text:span>: <text:span text:style-name="T1">TEXTILE EXCHANGE</text:span></text:p>
      <text:p text:style-name="P2"><text:span text:style-name="T3">Saray Reyes</text:span>: <text:span text:style-name="T1">INVEST INDICE</text:span></text:p>
      <text:p text:style-name="P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office:value-type="string">
            <text:p text:style-name="P1">TO DO</text:p>
          </table:table-cell>
          <table:table-cell table:style-name="Tabla1.A1" office:value-type="string">
            <text:p text:style-name="P1">IN PROGRESS</text:p>
          </table:table-cell>
          <table:table-cell table:style-name="Tabla1.A1" office:value-type="string">
            <text:p text:style-name="P1">REVIEW</text:p>
          </table:table-cell>
          <table:table-cell table:style-name="Tabla1.D1" office:value-type="string">
            <text:p text:style-name="P1">DONE</text:p>
          </table:table-cell>
        </table:table-row>
        <table:table-row table:style-name="Tabla1.2">
          <table:table-cell table:style-name="Tabla1.A2" office:value-type="string">
            <text:p text:style-name="P1">SELLOS GOTS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 table:style-name="Tabla1.3">
          <table:table-cell table:style-name="Tabla1.A2" office:value-type="string">
            <text:p text:style-name="P1">SELLOS AITEX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 table:style-name="Tabla1.4"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4">SELLOS BLUESIG</text:p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 table:style-name="Tabla1.5">
          <table:table-cell table:style-name="Tabla1.A2" office:value-type="string">
            <text:p text:style-name="P1">INVEST INDICE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 table:style-name="Tabla1.6"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4">TEXTILE EXCHANGE</text:p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7T12:29:39.704680036</meta:creation-date>
    <dc:date>2024-11-09T18:43:00.436911392</dc:date>
    <meta:editing-duration>PT12M20S</meta:editing-duration>
    <meta:editing-cycles>3</meta:editing-cycles>
    <meta:generator>LibreOffice/24.2.5.2$Linux_X86_64 LibreOffice_project/420$Build-2</meta:generator>
    <meta:document-statistic meta:table-count="1" meta:image-count="0" meta:object-count="0" meta:page-count="1" meta:paragraph-count="18" meta:word-count="55" meta:character-count="324" meta:non-whitespace-character-count="281"/>
  </office:meta>
</office:document-meta>
</file>